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Xolonium" svg:font-family="Xolonium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1ffff" draw:textarea-horizontal-align="justify" draw:textarea-vertical-align="middle" draw:auto-grow-height="false" fo:min-height="1.147cm" fo:min-width="6.485cm"/>
    </style:style>
    <style:style style:name="gr2" style:family="graphic" style:parent-style-name="standard">
      <style:graphic-properties draw:fill-color="#f1ffff" draw:textarea-horizontal-align="justify" draw:textarea-vertical-align="middle" draw:auto-grow-height="false" fo:min-height="8.513cm" fo:min-width="3.31cm"/>
    </style:style>
    <style:style style:name="gr3" style:family="graphic" style:parent-style-name="standard">
      <style:graphic-properties svg:stroke-color="#071136" draw:fill-color="#00b6bd" draw:textarea-horizontal-align="justify" draw:textarea-vertical-align="middle" draw:auto-grow-height="false" fo:min-height="0.766cm" fo:min-width="0.51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bce4e5" draw:textarea-horizontal-align="justify" draw:textarea-vertical-align="middle" draw:auto-grow-height="false" fo:min-height="0.385cm" fo:min-width="6.739cm"/>
    </style:style>
    <style:style style:name="gr9" style:family="graphic" style:parent-style-name="standard">
      <style:graphic-properties draw:fill="none" draw:textarea-vertical-align="middle" draw:auto-grow-height="false" fo:min-height="6.732cm" fo:min-width="0cm"/>
    </style:style>
    <style:style style:name="gr10" style:family="graphic" style:parent-style-name="standard">
      <style:graphic-properties draw:fill-color="#8ccfb7" draw:textarea-horizontal-align="justify" draw:textarea-vertical-align="middle" draw:auto-grow-height="false" fo:min-height="0.385cm" fo:min-width="2.802cm"/>
    </style:style>
    <style:style style:name="P1" style:family="paragraph">
      <loext:graphic-properties draw:fill-color="#f1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b6b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bce4e5"/>
      <style:paragraph-properties fo:text-align="center"/>
    </style:style>
    <style:style style:name="P6" style:family="paragraph">
      <loext:graphic-properties draw:fill-color="#8ccfb7"/>
      <style:paragraph-properties fo:text-align="center"/>
      <style:text-properties style:font-name="Xolonium" fo:font-size="16pt" style:font-size-asian="18pt" style:font-size-complex="18pt"/>
    </style:style>
    <style:style style:name="T1" style:family="text">
      <style:text-properties style:font-name="Xolonium"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1.397cm" svg:x="5.699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8.763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5.826cm" svg:y="2.46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6.996cm" svg:y="2.46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8.139cm" svg:y="2.46cm">
          <text:p text:style-name="P2">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9.269cm" svg:y="2.46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10.399cm" svg:y="2.46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11.529cm" svg:y="2.46cm">
          <text:p text:style-name="P2">H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cm" svg:y1="4.175cm" svg:x2="13.573cm" svg:y2="4.175cm">
          <text:p/>
        </draw:line>
        <draw:line draw:style-name="gr4" draw:text-style-name="P4" draw:layer="layout" svg:x1="1cm" svg:y1="5.318cm" svg:x2="13.573cm" svg:y2="5.318cm">
          <text:p/>
        </draw:line>
        <draw:custom-shape draw:style-name="gr5" draw:text-style-name="P2" draw:layer="layout" svg:width="0.762cm" svg:height="0.762cm" svg:x="5.953cm" svg:y="4.429cm">
          <text:p text:style-name="P2">x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334cm" svg:y1="4.429cm" svg:x2="6.334cm" svg:y2="3.54cm">
          <text:p/>
        </draw:line>
        <draw:line draw:style-name="gr4" draw:text-style-name="P4" draw:layer="layout" svg:x1="1cm" svg:y1="5.826cm" svg:x2="13.573cm" svg:y2="5.826cm">
          <text:p/>
        </draw:line>
        <draw:line draw:style-name="gr4" draw:text-style-name="P4" draw:layer="layout" svg:x1="1cm" svg:y1="6.969cm" svg:x2="13.573cm" svg:y2="6.969cm">
          <text:p/>
        </draw:line>
        <draw:custom-shape draw:style-name="gr5" draw:text-style-name="P2" draw:layer="layout" svg:width="0.762cm" svg:height="0.762cm" svg:x="7.097cm" svg:y="5.98cm">
          <text:p text:style-name="P2">x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7.477cm" svg:y1="5.969cm" svg:x2="7.469cm" svg:y2="3.53cm">
          <text:p/>
        </draw:line>
        <draw:custom-shape draw:style-name="gr5" draw:text-style-name="P2" draw:layer="layout" svg:width="0.762cm" svg:height="0.762cm" svg:x="8.293cm" svg:y="7.604cm">
          <text:p text:style-name="P2">x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8.669cm" svg:y1="7.604cm" svg:x2="8.669cm" svg:y2="3.514cm">
          <text:p/>
        </draw:line>
        <draw:line draw:style-name="gr4" draw:text-style-name="P4" draw:layer="layout" svg:x1="1.025cm" svg:y1="7.418cm" svg:x2="13.598cm" svg:y2="7.418cm">
          <text:p/>
        </draw:line>
        <draw:line draw:style-name="gr4" draw:text-style-name="P4" draw:layer="layout" svg:x1="1.025cm" svg:y1="8.561cm" svg:x2="13.598cm" svg:y2="8.561cm">
          <text:p/>
        </draw:line>
        <draw:custom-shape draw:style-name="gr8" draw:text-style-name="P5" draw:layer="layout" svg:width="7.239cm" svg:height="0.635cm" svg:x="5.572cm" svg:y="1.127cm">
          <text:p text:style-name="P2">List / String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762cm" svg:height="7.366cm" draw:transform="rotate (-1.5707963267949) translate (12.932cm 1.724cm)">
          <text:p/>
          <draw:enhanced-geometry svg:viewBox="0 0 21600 21600" draw:glue-points="21600 0 0 10800 21600 21600" draw:text-areas="13800 ?f9 21600 ?f10" draw:type="left-brace" draw:modifiers="0 10654.866295642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6" draw:layer="layout" svg:width="3.302cm" svg:height="0.635cm" svg:x="1.265cm" svg:y="4.429cm">
          <text:p text:style-name="P2"><text:span text:style-name="T1">Iteration: 1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302cm" svg:height="0.635cm" svg:x="1.254cm" svg:y="6.08cm">
          <text:p text:style-name="P2"><text:span text:style-name="T1">Iteration: 2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302cm" svg:height="0.635cm" svg:x="1.254cm" svg:y="7.731cm">
          <text:p text:style-name="P2"><text:span text:style-name="T1">Iteration: 3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302cm" svg:height="0.635cm" svg:x="1.254cm" svg:y="8.847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Xolonium" svg:font-family="Xolonium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3:29:20.093056265</meta:creation-date>
    <dc:date>2018-02-06T13:48:14.289194711</dc:date>
    <meta:editing-duration>PT8M43S</meta:editing-duration>
    <meta:editing-cycles>1</meta:editing-cycles>
    <meta:generator>LibreOffice/5.4.2.2.0$Linux_X86_64 LibreOffice_project/40m0$Build-2</meta:generator>
    <meta:document-statistic meta:object-count="26"/>
  </office:meta>
</office:document-meta>
</file>